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2.24pt"/>
    </style:style>
    <style:style style:name="co2" style:family="table-column">
      <style:table-column-properties fo:break-before="auto" style:column-width="244.46pt"/>
    </style:style>
    <style:style style:name="co3" style:family="table-column">
      <style:table-column-properties fo:break-before="auto" style:column-width="155.54pt"/>
    </style:style>
    <style:style style:name="co4" style:family="table-column">
      <style:table-column-properties fo:break-before="auto" style:column-width="194.4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38.21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192.95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135.84pt"/>
    </style:style>
    <style:style style:name="co13" style:family="table-column">
      <style:table-column-properties fo:break-before="auto" style:column-width="82.66pt"/>
    </style:style>
    <style:style style:name="co14" style:family="table-column">
      <style:table-column-properties fo:break-before="auto" style:column-width="24.89pt"/>
    </style:style>
    <style:style style:name="co15" style:family="table-column">
      <style:table-column-properties fo:break-before="auto" style:column-width="263.45pt"/>
    </style:style>
    <style:style style:name="co16" style:family="table-column">
      <style:table-column-properties fo:break-before="auto" style:column-width="38.04pt"/>
    </style:style>
    <style:style style:name="co17" style:family="table-column">
      <style:table-column-properties fo:break-before="auto" style:column-width="41.9pt"/>
    </style:style>
    <style:style style:name="co18" style:family="table-column">
      <style:table-column-properties fo:break-before="auto" style:column-width="27.24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40.34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46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Roles">
      <style:table-properties table:display="true" style:writing-mode="lr-tb"/>
    </style:style>
    <style:style style:name="ta2" style:family="table" style:master-page-name="PageStyle_5f_Alojamientos">
      <style:table-properties table:display="true" style:writing-mode="lr-tb"/>
    </style:style>
    <style:style style:name="ta3" style:family="table" style:master-page-name="PageStyle_5f_Habitacion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e917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1e1e1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e917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fff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f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LESSSS</text:p>
          </table:table-cell>
          <table:covered-table-cell table:number-columns-repeated="2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HUESPED</text:p>
          </table:table-cell>
          <table:table-cell table:style-name="ce2" office:value-type="string" calcext:value-type="string">
            <text:p>ANFITRION</text:p>
          </table:table-cell>
          <table:table-cell table:style-name="ce2" office:value-type="string" calcext:value-type="string">
            <text:p>ADMINISTRADOR</text:p>
          </table:table-cell>
          <table:table-cell table:style-name="ce4" office:value-type="string" calcext:value-type="string">
            <text:p>INVITADO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usuario/altaHuesped</text:p>
          </table:table-cell>
          <table:table-cell table:style-name="ce3" office:value-type="string" calcext:value-type="string">
            <text:p>/alojamiento/getPaises</text:p>
          </table:table-cell>
          <table:table-cell table:style-name="ce3" office:value-type="string" calcext:value-type="string">
            <text:p>/usuario/lista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reserva/calificar</text:p>
          </table:table-cell>
          <table:table-cell table:style-name="ce3" office:value-type="string" calcext:value-type="string">
            <text:p>/alojamiento/agregarHabitaciones/</text:p>
          </table:table-cell>
          <table:table-cell table:style-name="ce3" office:value-type="string" calcext:value-type="string">
            <text:p>/usuario/bloquear/</text:p>
          </table:table-cell>
          <table:table-cell table:style-name="ce3" office:value-type="string" calcext:value-type="string">
            <text:p>/usuario/altaAnfitiro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/reserva/listarResenas</text:p>
          </table:table-cell>
          <table:table-cell table:style-name="ce3" office:value-type="string" calcext:value-type="string">
            <text:p>/alojamiento/altaAlojHab</text:p>
          </table:table-cell>
          <table:table-cell table:style-name="ce3" office:value-type="string" calcext:value-type="string">
            <text:p>/usuario/desbloquear/</text:p>
          </table:table-cell>
          <table:table-cell table:style-name="ce5" office:value-type="string" calcext:value-type="string" table:number-columns-spanned="3" table:number-rows-spanned="1">
            <text:p>/alojamiento/getPaise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eserva/cancelarReservaAprobada/</text:p>
          </table:table-cell>
          <table:table-cell table:style-name="ce3" office:value-type="string" calcext:value-type="string">
            <text:p>/alojamiento/modificar</text:p>
          </table:table-cell>
          <table:table-cell table:style-name="ce3" office:value-type="string" calcext:value-type="string">
            <text:p>/usuario/desactivar/</text:p>
          </table:table-cell>
          <table:table-cell table:style-name="ce3" office:value-type="string" calcext:value-type="string">
            <text:p>usuario/resetPassword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eserva/reservasXHuespXEstado/</text:p>
          </table:table-cell>
          <table:table-cell table:style-name="ce3" office:value-type="string" calcext:value-type="string">
            <text:p>/alojamiento/buscarAlojamiento/</text:p>
          </table:table-cell>
          <table:table-cell table:style-name="ce3" office:value-type="string" calcext:value-type="string">
            <text:p>/usuario/rechazarAnfitrion/</text:p>
          </table:table-cell>
          <table:table-cell table:style-name="ce3" office:value-type="string" calcext:value-type="string">
            <text:p>usuario/altaHuesped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usuario/login</text:p>
          </table:table-cell>
          <table:table-cell table:style-name="ce3" office:value-type="string" calcext:value-type="string">
            <text:p>reserva/calificar</text:p>
          </table:table-cell>
          <table:table-cell table:style-name="ce3" office:value-type="string" calcext:value-type="string">
            <text:p>/usuario/aprobarAnfitrion/</text:p>
          </table:table-cell>
          <table:table-cell table:style-name="ce3" office:value-type="string" calcext:value-type="string">
            <text:p>usuario/logi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eserva/alta</text:p>
          </table:table-cell>
          <table:table-cell table:style-name="ce3" office:value-type="string" calcext:value-type="string">
            <text:p>reserva/cancelarReservaAprobada/</text:p>
          </table:table-cell>
          <table:table-cell table:style-name="ce3" office:value-type="string" calcext:value-type="string">
            <text:p>/usuario/altaAdmin/</text:p>
          </table:table-cell>
          <table:table-cell table:style-name="ce3" office:value-type="string" calcext:value-type="string">
            <text:p>alojamiento/listarAlojamiento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alojamiento/getPaisesEnAlojamiento</text:p>
          </table:table-cell>
          <table:table-cell table:style-name="ce3" office:value-type="string" calcext:value-type="string">
            <text:p>/reserva/confirmarPagoRealizado/</text:p>
          </table:table-cell>
          <table:table-cell table:style-name="ce3" office:value-type="string" calcext:value-type="string">
            <text:p>usuario/login</text:p>
          </table:table-cell>
          <table:table-cell table:style-name="ce3" office:value-type="string" calcext:value-type="string">
            <text:p>alojamiento/getPaisesEnAlojamiento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alojamiento/listarAlojamientos</text:p>
          </table:table-cell>
          <table:table-cell table:style-name="ce3" office:value-type="string" calcext:value-type="string">
            <text:p>reserva/confirmar/</text:p>
          </table:table-cell>
          <table:table-cell table:style-name="ce3" office:value-type="string" calcext:value-type="string">
            <text:p>usuario/rechazarAnfitrion/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/reserva/listarDatosRequeridosCalificar</text:p>
          </table:table-cell>
          <table:table-cell table:style-name="ce3" office:value-type="string" calcext:value-type="string">
            <text:p>reserva/listarReservasPendientesYAprobadas/</text:p>
          </table:table-cell>
          <table:table-cell table:style-name="ce3" office:value-type="string" calcext:value-type="string">
            <text:p>/usuario/aprobarAnfitrion/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/alojamiento/getPaises</text:p>
          </table:table-cell>
          <table:table-cell table:style-name="ce3" office:value-type="string" calcext:value-type="string">
            <text:p>reserva/cancelarReservaPendiente</text:p>
          </table:table-cell>
          <table:table-cell table:style-name="ce3" office:value-type="string" calcext:value-type="string">
            <text:p>/usuario/listar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/reserva/calificar</text:p>
          </table:table-cell>
          <table:table-cell table:style-name="ce3" office:value-type="string" calcext:value-type="string">
            <text:p>usuario/login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/usuario/buscar/</text:p>
          </table:table-cell>
          <table:table-cell table:style-name="ce3" office:value-type="string" calcext:value-type="string">
            <text:p>reserva/listarDatosRequeridosCalificar</text:p>
          </table:table-cell>
          <table:table-cell table:style-name="ce3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/reserva/calificar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reserva/listarDatosRequeridosCalificar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alojamiento/listarAlojamientos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alojamiento/desactivarAlojamiento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/reserva/listarResenas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ojamiento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3" table:default-cell-style-name="Default"/>
        <table:table-column table:style-name="co5" table:number-columns-repeated="995" table:default-cell-style-name="Default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descripcio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nfitrion_id</text:p>
          </table:table-cell>
          <table:table-cell table:style-name="ce2" office:value-type="string" calcext:value-type="string">
            <text:p>alojamiento_dir</text:p>
          </table:table-cell>
          <table:table-cell table:style-name="ce2" table:number-columns-repeated="4"/>
          <table:table-cell table:number-columns-repeated="1014"/>
        </table:table-row>
        <table:table-row table:style-name="ro3">
          <table:table-cell table:style-name="ce4" office:value-type="float" office:value="801" calcext:value-type="float">
            <text:p>801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ste hotel de San Francisco está situado en la plaza Union Square, a 5 minutos a pie de la línea de tranvía Powell Street. Tiene piscina al aire libre y ofrece habitaciones con conexión para MP3.</text:p>
          </table:table-cell>
          <table:table-cell table:style-name="ce4" office:value-type="string" calcext:value-type="string">
            <text:p>Handlery Union Square Hotel</text:p>
          </table:table-cell>
          <table:table-cell table:style-name="ce4" office:value-type="float" office:value="15015" calcext:value-type="float">
            <text:p>15015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number-columns-repeated="2"/>
          <table:table-cell table:style-name="ce7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2" calcext:value-type="float">
            <text:p>802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ste alojamiento está a 1 minuto a pie de la playa. Este establecimiento se encuentra frente a la playa, en el corazón de Fort Myers Beach, y ofrece alojamientos tipo apartamento de 1 dormitorio con zona de cocina. En el resort hay WiFi gratuita y aparcamiento gratuito.</text:p>
          </table:table-cell>
          <table:table-cell table:style-name="ce4" office:value-type="string" calcext:value-type="string">
            <text:p>The Neptune Resort</text:p>
          </table:table-cell>
          <table:table-cell table:style-name="ce4" office:value-type="float" office:value="15015" calcext:value-type="float">
            <text:p>15015</text:p>
          </table:table-cell>
          <table:table-cell table:style-name="ce4" office:value-type="float" office:value="802" calcext:value-type="float">
            <text:p>802</text:p>
          </table:table-cell>
          <table:table-cell table:style-name="ce4" table:number-columns-repeated="2"/>
          <table:table-cell table:style-name="ce7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3" calcext:value-type="float">
            <text:p>803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ste hotel de suites se encuentra a 3 minutos en coche del Walt Disney World Resort. Ofrece una piscina exterior climatizada y desayuno gratuito. Se ofrece un servicio de traslado a Walt Disney World en un horario programado.</text:p>
          </table:table-cell>
          <table:table-cell table:style-name="ce4" office:value-type="string" calcext:value-type="string">
            <text:p>Buena Vista Suites Orlando</text:p>
          </table:table-cell>
          <table:table-cell table:style-name="ce4" office:value-type="float" office:value="15015" calcext:value-type="float">
            <text:p>15015</text:p>
          </table:table-cell>
          <table:table-cell table:style-name="ce4" office:value-type="float" office:value="803" calcext:value-type="float">
            <text:p>803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4" calcext:value-type="float">
            <text:p>804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Riu Plaza Manhattan Times Square se encuentra en Nueva York, a 300 metros de Times Square, y ofrece registros de entrada y salida exprés, habitaciones para no fumadores, restaurante, WiFi gratuita en todas las instalaciones y bar. Este hotel de 4 estrellas ofrece servicio de conserjería y consigna de equipaje. Además, hay recepción 24 horas, centro de negocios y servicio de organización de excursiones.</text:p>
          </table:table-cell>
          <table:table-cell table:style-name="ce4" office:value-type="string" calcext:value-type="string">
            <text:p>Riu Plaza Manhattan Times Square</text:p>
          </table:table-cell>
          <table:table-cell table:style-name="ce4" office:value-type="float" office:value="15015" calcext:value-type="float">
            <text:p>15015</text:p>
          </table:table-cell>
          <table:table-cell table:style-name="ce4" office:value-type="float" office:value="804" calcext:value-type="float">
            <text:p>804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5" calcext:value-type="float">
            <text:p>80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ste hotel está ubicado en Manhattan, junto a la estación Grand Central Terminal, y alberga un sitio para comer y un centro de fitness StayFit (abierto todos los días, las 24 horas). Las habitaciones incluyen TV de pantalla plana y soporte para iPod.</text:p>
          </table:table-cell>
          <table:table-cell table:style-name="ce4" office:value-type="string" calcext:value-type="string">
            <text:p>Hyatt Grand Central New York</text:p>
          </table:table-cell>
          <table:table-cell table:style-name="ce4" office:value-type="float" office:value="15015" calcext:value-type="float">
            <text:p>15015</text:p>
          </table:table-cell>
          <table:table-cell table:style-name="ce4" office:value-type="float" office:value="805" calcext:value-type="float">
            <text:p>805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6" calcext:value-type="float">
            <text:p>806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Au Manoir d'Anniviers está rodeado de montañas y viñedos y se encuentra en la histórica localidad de Vissoie, a 17 km de Sierre. Las habitaciones disponen de conexión Wi-Fi gratuita y balcón con vistas a los Alpes del Valais.</text:p>
          </table:table-cell>
          <table:table-cell table:style-name="ce4" office:value-type="string" calcext:value-type="string">
            <text:p>Au Manoir d'Anniviers</text:p>
          </table:table-cell>
          <table:table-cell table:style-name="ce4" office:value-type="float" office:value="15020" calcext:value-type="float">
            <text:p>15020</text:p>
          </table:table-cell>
          <table:table-cell table:style-name="ce4" office:value-type="float" office:value="806" calcext:value-type="float">
            <text:p>806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7" calcext:value-type="float">
            <text:p>807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Hotel de l'Ours Preles se encuentra en Prêles y ofrece restaurante, bar, salón compartido y jardín. Ofrece habitaciones familiares y terraza. Hay servicio de habitaciones, cajero automático y servicio de organización de excursiones.</text:p>
          </table:table-cell>
          <table:table-cell table:style-name="ce4" office:value-type="string" calcext:value-type="string">
            <text:p>Hotel de l’Ours Preles</text:p>
          </table:table-cell>
          <table:table-cell table:style-name="ce4" office:value-type="float" office:value="15020" calcext:value-type="float">
            <text:p>15020</text:p>
          </table:table-cell>
          <table:table-cell table:style-name="ce4" office:value-type="float" office:value="807" calcext:value-type="float">
            <text:p>807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8" calcext:value-type="float">
            <text:p>808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Hotel Royal Zurich está situado a solo 2 paradas de tranvía y a 5 minutos a pie de la estación principal de trenes de Zúrich y de la zona comercial Bahnhofstrasse, y ofrece aparcamiento en garaje privado por un suplemento y conexión WiFi de alta velocidad gratuita.</text:p>
          </table:table-cell>
          <table:table-cell table:style-name="ce4" office:value-type="string" calcext:value-type="string">
            <text:p>Royal Hotel Zurich</text:p>
          </table:table-cell>
          <table:table-cell table:style-name="ce4" office:value-type="float" office:value="15020" calcext:value-type="float">
            <text:p>15020</text:p>
          </table:table-cell>
          <table:table-cell table:style-name="ce4" office:value-type="float" office:value="808" calcext:value-type="float">
            <text:p>808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09" calcext:value-type="float">
            <text:p>809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Hotel Harder Minerva está situado en el centro de Interlaken, en una calle lateral tranquila y a solo 50 metros de la calle principal. Ofrece habitaciones modernas con aire acondicionado, instalaciones de primera categoría y un apartamento con balcón, chimenea y conexión Wi-Fi gratuita.</text:p>
          </table:table-cell>
          <table:table-cell table:style-name="ce4" office:value-type="string" calcext:value-type="string">
            <text:p>Hotel Harder Minerva</text:p>
          </table:table-cell>
          <table:table-cell table:style-name="ce4" office:value-type="float" office:value="15020" calcext:value-type="float">
            <text:p>15020</text:p>
          </table:table-cell>
          <table:table-cell table:style-name="ce4" office:value-type="float" office:value="809" calcext:value-type="float">
            <text:p>809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10" calcext:value-type="float">
            <text:p>81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ste alojamiento está a 11 minutos a pie de la playa. Situado a 100 metros de la estación de tren de Lucerna y a 200 metros del muelle, del famoso Kapellbrücke (Puente de la Capilla) y del lago, el Waldstätterhof Hotel goza de una céntrica ubicación.</text:p>
          </table:table-cell>
          <table:table-cell table:style-name="ce4" office:value-type="string" calcext:value-type="string">
            <text:p>Waldstätterhof Swiss Quality Hotel</text:p>
          </table:table-cell>
          <table:table-cell table:style-name="ce4" office:value-type="float" office:value="15020" calcext:value-type="float">
            <text:p>15020</text:p>
          </table:table-cell>
          <table:table-cell table:style-name="ce4" office:value-type="float" office:value="810" calcext:value-type="float">
            <text:p>810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11" calcext:value-type="float">
            <text:p>811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a Bastide Du Bois Breant se encuentra en Maubec y cuenta con restaurante, piscina al aire libre de temporada, bar y salón compartido. El hotel de 3 estrellas cuenta con jardín y habitaciones con aire acondicionado, WiFi gratuita y baño privado. El hotel ofrece aparcamiento privado gratuito y servicio de alquiler de coches.</text:p>
          </table:table-cell>
          <table:table-cell table:style-name="ce4" office:value-type="string" calcext:value-type="string">
            <text:p>La Bastide Du Bois Breant</text:p>
          </table:table-cell>
          <table:table-cell table:style-name="ce4" office:value-type="float" office:value="15021" calcext:value-type="float">
            <text:p>15021</text:p>
          </table:table-cell>
          <table:table-cell table:style-name="ce4" office:value-type="float" office:value="811" calcext:value-type="float">
            <text:p>811</text:p>
          </table:table-cell>
          <table:table-cell table:style-name="ce4" table:number-columns-repeated="3"/>
          <table:table-cell table:style-name="ce9"/>
          <table:table-cell table:number-columns-repeated="1014"/>
        </table:table-row>
        <table:table-row table:style-name="ro3">
          <table:table-cell table:style-name="ce4" office:value-type="float" office:value="812" calcext:value-type="float">
            <text:p>812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Flat CHamps Élysées está situado en París, a 700 metros del Arco del Triunfo y a 1,6 km del Museo de la Orangerie y de la Torre Eiffel. El establecimiento se encuentra a 2 km del Museo de Orsay y de la ópera Garnier.</text:p>
          </table:table-cell>
          <table:table-cell table:style-name="ce4" office:value-type="string" calcext:value-type="string">
            <text:p>Flat CHamps Élysées</text:p>
          </table:table-cell>
          <table:table-cell table:style-name="ce4" office:value-type="float" office:value="15022" calcext:value-type="float">
            <text:p>15022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13" calcext:value-type="float">
            <text:p>813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Hôtel Axotel Lyon está situado en el barrio de la Presqu’île de Lyon, a 6 minutos a pie de la estación de tren y metro de Perrache. El establecimiento alberga un restaurante tradicional, un jardín y terraza con sombra. Ofrece WiFi gratuita en todas sus instalaciones.</text:p>
          </table:table-cell>
          <table:table-cell table:style-name="ce4" office:value-type="string" calcext:value-type="string">
            <text:p>Hôtel Axotel Lyon</text:p>
          </table:table-cell>
          <table:table-cell table:style-name="ce4" office:value-type="float" office:value="15023" calcext:value-type="float">
            <text:p>15023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14" calcext:value-type="float">
            <text:p>814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Ibis Marseille Centre está situado en el distrito 6 de Marsella y ofrece WiFi gratis y recepción 24 horas. El puerto viejo está a 12 minutos a pie y el estadio Vélodrome, a 3 km.</text:p>
          </table:table-cell>
          <table:table-cell table:style-name="ce4" office:value-type="string" calcext:value-type="string">
            <text:p>Ibis Marseille Centre</text:p>
          </table:table-cell>
          <table:table-cell table:style-name="ce4" office:value-type="float" office:value="15024" calcext:value-type="float">
            <text:p>15024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style-name="ce4" office:value-type="float" office:value="815" calcext:value-type="float">
            <text:p>81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El Pullman Montpellier Centre, situado en el centro histórico de Montpellier, a 500 metros de la Place de la Comédie y al lado del centro comercial Polygone, cuenta con piscina exterior en la azota, abierta todo el año y climatizada de abril a octubre. Tiene WiFi gratuita en todas las zonas. El hotel está a menos de 20 km de las playas de Palavas-les-Flots y La Grande Motte.</text:p>
          </table:table-cell>
          <table:table-cell table:style-name="ce4" office:value-type="string" calcext:value-type="string">
            <text:p>Pullman Montpellier Centre</text:p>
          </table:table-cell>
          <table:table-cell table:style-name="ce4" office:value-type="float" office:value="15025" calcext:value-type="float">
            <text:p>15025</text:p>
          </table:table-cell>
          <table:table-cell table:style-name="ce4" office:value-type="float" office:value="815" calcext:value-type="float">
            <text:p>815</text:p>
          </table:table-cell>
          <table:table-cell table:style-name="ce4" table:number-columns-repeated="3"/>
          <table:table-cell table:style-name="ce8"/>
          <table:table-cell table:number-columns-repeated="1014"/>
        </table:table-row>
        <table:table-row table:style-name="ro3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bitaciones" table:style-name="ta3">
        <office:forms form:automatic-focus="false" form:apply-design-mode="false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ce10"/>
        <table:table-column table:style-name="co5" table:number-columns-repeated="1018" table:default-cell-style-name="Default"/>
        <table:table-row table:style-name="ro3">
          <table:table-cell office:value-type="string" calcext:value-type="string">
            <text:p>servicios_id</text:p>
          </table:table-cell>
          <table:table-cell table:style-name="ce2" office:value-type="string" calcext:value-type="string">
            <text:p>alojamiento_id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cion</text:p>
          </table:table-cell>
          <table:table-cell office:value-type="string" calcext:value-type="string">
            <text:p>precio_noche</text:p>
          </table:table-cell>
          <table:table-cell table:style-name="ce11" office:value-type="string" calcext:value-type="string">
            <text:p>camas</text:p>
          </table:table-cell>
          <table:table-cell table:number-columns-repeated="1018"/>
        </table:table-row>
        <table:table-row table:style-name="ro3">
          <table:table-cell table:style-name="ce4" office:value-type="float" office:value="901" calcext:value-type="float">
            <text:p>901</text:p>
          </table:table-cell>
          <table:table-cell table:style-name="ce4" table:formula="of:=800+[.F2]" office:value-type="float" office:value="802" calcext:value-type="float">
            <text:p>802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string" calcext:value-type="string">
            <text:p>Doble Petite</text:p>
          </table:table-cell>
          <table:table-cell table:formula="of:=RANDBETWEEN(1;50)*10" office:value-type="float" office:value="340" calcext:value-type="float">
            <text:p>340</text:p>
          </table:table-cell>
          <table:table-cell table:style-name="ce12" table:formula="of:=RANDBETWEEN(1;4)" office:value-type="float" office:value="2" calcext:value-type="float">
            <text:p>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2" calcext:value-type="float">
            <text:p>902</text:p>
          </table:table-cell>
          <table:table-cell table:style-name="ce4" table:formula="of:=800+[.F3]" office:value-type="float" office:value="804" calcext:value-type="float">
            <text:p>804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string" calcext:value-type="string">
            <text:p>Doble </text:p>
          </table:table-cell>
          <table:table-cell table:formula="of:=RANDBETWEEN(1;50)*10" office:value-type="float" office:value="190" calcext:value-type="float">
            <text:p>190</text:p>
          </table:table-cell>
          <table:table-cell table:style-name="ce12" table:formula="of:=RANDBETWEEN(1;4)" office:value-type="float" office:value="4" calcext:value-type="float">
            <text:p>4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3" calcext:value-type="float">
            <text:p>903</text:p>
          </table:table-cell>
          <table:table-cell table:style-name="ce4" table:formula="of:=800+[.F4]" office:value-type="float" office:value="803" calcext:value-type="float">
            <text:p>803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string" calcext:value-type="string">
            <text:p>Estudio</text:p>
          </table:table-cell>
          <table:table-cell table:formula="of:=RANDBETWEEN(1;50)*10" office:value-type="float" office:value="140" calcext:value-type="float">
            <text:p>140</text:p>
          </table:table-cell>
          <table:table-cell table:style-name="ce12" table:formula="of:=RANDBETWEEN(1;4)" office:value-type="float" office:value="3" calcext:value-type="float">
            <text:p>3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4" calcext:value-type="float">
            <text:p>904</text:p>
          </table:table-cell>
          <table:table-cell table:style-name="ce4" table:formula="of:=800+[.F5]" office:value-type="float" office:value="801" calcext:value-type="float">
            <text:p>801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string" calcext:value-type="string">
            <text:p>Suite</text:p>
          </table:table-cell>
          <table:table-cell table:formula="of:=RANDBETWEEN(1;50)*10" office:value-type="float" office:value="100" calcext:value-type="float">
            <text:p>10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5" calcext:value-type="float">
            <text:p>905</text:p>
          </table:table-cell>
          <table:table-cell table:style-name="ce4" table:formula="of:=800+[.F6]" office:value-type="float" office:value="803" calcext:value-type="float">
            <text:p>803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string" calcext:value-type="string">
            <text:p>Suite Doble Deluxe</text:p>
          </table:table-cell>
          <table:table-cell table:formula="of:=RANDBETWEEN(1;50)*10" office:value-type="float" office:value="470" calcext:value-type="float">
            <text:p>470</text:p>
          </table:table-cell>
          <table:table-cell table:style-name="ce12" table:formula="of:=RANDBETWEEN(1;4)" office:value-type="float" office:value="3" calcext:value-type="float">
            <text:p>3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6" calcext:value-type="float">
            <text:p>906</text:p>
          </table:table-cell>
          <table:table-cell table:style-name="ce4" table:formula="of:=800+[.F7]" office:value-type="float" office:value="801" calcext:value-type="float">
            <text:p>801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string" calcext:value-type="string">
            <text:p>Suite Junior</text:p>
          </table:table-cell>
          <table:table-cell table:formula="of:=RANDBETWEEN(1;50)*10" office:value-type="float" office:value="40" calcext:value-type="float">
            <text:p>4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7" calcext:value-type="float">
            <text:p>907</text:p>
          </table:table-cell>
          <table:table-cell table:style-name="ce4" table:formula="of:=800+[.F8]" office:value-type="float" office:value="804" calcext:value-type="float">
            <text:p>804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string" calcext:value-type="string">
            <text:p>Doble </text:p>
          </table:table-cell>
          <table:table-cell table:formula="of:=RANDBETWEEN(1;50)*10" office:value-type="float" office:value="410" calcext:value-type="float">
            <text:p>410</text:p>
          </table:table-cell>
          <table:table-cell table:style-name="ce12" table:formula="of:=RANDBETWEEN(1;4)" office:value-type="float" office:value="4" calcext:value-type="float">
            <text:p>4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8" calcext:value-type="float">
            <text:p>908</text:p>
          </table:table-cell>
          <table:table-cell table:style-name="ce4" table:formula="of:=800+[.F9]" office:value-type="float" office:value="803" calcext:value-type="float">
            <text:p>803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string" calcext:value-type="string">
            <text:p>Suite</text:p>
          </table:table-cell>
          <table:table-cell table:formula="of:=RANDBETWEEN(1;50)*10" office:value-type="float" office:value="450" calcext:value-type="float">
            <text:p>450</text:p>
          </table:table-cell>
          <table:table-cell table:style-name="ce12" table:formula="of:=RANDBETWEEN(1;4)" office:value-type="float" office:value="3" calcext:value-type="float">
            <text:p>3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09" calcext:value-type="float">
            <text:p>909</text:p>
          </table:table-cell>
          <table:table-cell table:style-name="ce4" table:formula="of:=800+[.F10]" office:value-type="float" office:value="803" calcext:value-type="float">
            <text:p>803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string" calcext:value-type="string">
            <text:p>Single</text:p>
          </table:table-cell>
          <table:table-cell table:formula="of:=RANDBETWEEN(1;50)*10" office:value-type="float" office:value="40" calcext:value-type="float">
            <text:p>40</text:p>
          </table:table-cell>
          <table:table-cell table:style-name="ce12" table:formula="of:=RANDBETWEEN(1;4)" office:value-type="float" office:value="3" calcext:value-type="float">
            <text:p>3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0" calcext:value-type="float">
            <text:p>910</text:p>
          </table:table-cell>
          <table:table-cell table:style-name="ce4" table:formula="of:=800+[.F11]" office:value-type="float" office:value="802" calcext:value-type="float">
            <text:p>802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string" calcext:value-type="string">
            <text:p>Doble</text:p>
          </table:table-cell>
          <table:table-cell table:formula="of:=RANDBETWEEN(1;50)*10" office:value-type="float" office:value="170" calcext:value-type="float">
            <text:p>170</text:p>
          </table:table-cell>
          <table:table-cell table:style-name="ce12" table:formula="of:=RANDBETWEEN(1;4)" office:value-type="float" office:value="2" calcext:value-type="float">
            <text:p>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1" calcext:value-type="float">
            <text:p>911</text:p>
          </table:table-cell>
          <table:table-cell table:style-name="ce4" table:formula="of:=800+[.F12]" office:value-type="float" office:value="803" calcext:value-type="float">
            <text:p>8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string" calcext:value-type="string">
            <text:p>Suite Junior</text:p>
          </table:table-cell>
          <table:table-cell table:formula="of:=RANDBETWEEN(1;50)*10" office:value-type="float" office:value="460" calcext:value-type="float">
            <text:p>460</text:p>
          </table:table-cell>
          <table:table-cell table:style-name="ce12" table:formula="of:=RANDBETWEEN(1;4)" office:value-type="float" office:value="3" calcext:value-type="float">
            <text:p>3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2" calcext:value-type="float">
            <text:p>912</text:p>
          </table:table-cell>
          <table:table-cell table:style-name="ce4" table:formula="of:=800+[.F13]" office:value-type="float" office:value="804" calcext:value-type="float">
            <text:p>804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string" calcext:value-type="string">
            <text:p>Doble</text:p>
          </table:table-cell>
          <table:table-cell table:formula="of:=RANDBETWEEN(1;50)*10" office:value-type="float" office:value="380" calcext:value-type="float">
            <text:p>380</text:p>
          </table:table-cell>
          <table:table-cell table:style-name="ce12" table:formula="of:=RANDBETWEEN(1;4)" office:value-type="float" office:value="4" calcext:value-type="float">
            <text:p>4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3" calcext:value-type="float">
            <text:p>913</text:p>
          </table:table-cell>
          <table:table-cell table:style-name="ce4" table:formula="of:=800+[.F14]" office:value-type="float" office:value="801" calcext:value-type="float">
            <text:p>801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string" calcext:value-type="string">
            <text:p>Triple Clásica</text:p>
          </table:table-cell>
          <table:table-cell table:formula="of:=RANDBETWEEN(1;50)*10" office:value-type="float" office:value="440" calcext:value-type="float">
            <text:p>44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4" calcext:value-type="float">
            <text:p>914</text:p>
          </table:table-cell>
          <table:table-cell table:style-name="ce4" table:formula="of:=800+[.F15]" office:value-type="float" office:value="801" calcext:value-type="float">
            <text:p>80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string" calcext:value-type="string">
            <text:p>Single</text:p>
          </table:table-cell>
          <table:table-cell table:formula="of:=RANDBETWEEN(1;50)*10" office:value-type="float" office:value="370" calcext:value-type="float">
            <text:p>37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5" calcext:value-type="float">
            <text:p>915</text:p>
          </table:table-cell>
          <table:table-cell table:style-name="ce4" table:formula="of:=800+[.F16]" office:value-type="float" office:value="801" calcext:value-type="float">
            <text:p>801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string" calcext:value-type="string">
            <text:p>Doble</text:p>
          </table:table-cell>
          <table:table-cell table:formula="of:=RANDBETWEEN(1;50)*10" office:value-type="float" office:value="180" calcext:value-type="float">
            <text:p>18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6" calcext:value-type="float">
            <text:p>916</text:p>
          </table:table-cell>
          <table:table-cell table:style-name="ce4" table:formula="of:=800+[.F17]" office:value-type="float" office:value="804" calcext:value-type="float">
            <text:p>804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string" calcext:value-type="string">
            <text:p>Triple</text:p>
          </table:table-cell>
          <table:table-cell table:formula="of:=RANDBETWEEN(1;50)*10" office:value-type="float" office:value="390" calcext:value-type="float">
            <text:p>390</text:p>
          </table:table-cell>
          <table:table-cell table:style-name="ce12" table:formula="of:=RANDBETWEEN(1;4)" office:value-type="float" office:value="4" calcext:value-type="float">
            <text:p>4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7" calcext:value-type="float">
            <text:p>917</text:p>
          </table:table-cell>
          <table:table-cell table:style-name="ce4" table:formula="of:=800+[.F18]" office:value-type="float" office:value="801" calcext:value-type="float">
            <text:p>801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string" calcext:value-type="string">
            <text:p>Doble</text:p>
          </table:table-cell>
          <table:table-cell table:formula="of:=RANDBETWEEN(1;50)*10" office:value-type="float" office:value="20" calcext:value-type="float">
            <text:p>2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8" calcext:value-type="float">
            <text:p>918</text:p>
          </table:table-cell>
          <table:table-cell table:style-name="ce4" table:formula="of:=800+[.F19]" office:value-type="float" office:value="802" calcext:value-type="float">
            <text:p>802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string" calcext:value-type="string">
            <text:p>Apartamento </text:p>
          </table:table-cell>
          <table:table-cell table:formula="of:=RANDBETWEEN(1;50)*10" office:value-type="float" office:value="220" calcext:value-type="float">
            <text:p>220</text:p>
          </table:table-cell>
          <table:table-cell table:style-name="ce12" table:formula="of:=RANDBETWEEN(1;4)" office:value-type="float" office:value="2" calcext:value-type="float">
            <text:p>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919" calcext:value-type="float">
            <text:p>919</text:p>
          </table:table-cell>
          <table:table-cell table:style-name="ce4" table:formula="of:=800+[.F20]" office:value-type="float" office:value="804" calcext:value-type="float">
            <text:p>804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Doble</text:p>
          </table:table-cell>
          <table:table-cell table:formula="of:=RANDBETWEEN(1;50)*10" office:value-type="float" office:value="40" calcext:value-type="float">
            <text:p>40</text:p>
          </table:table-cell>
          <table:table-cell table:style-name="ce12" table:formula="of:=RANDBETWEEN(1;4)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4" office:value-type="float" office:value="920" calcext:value-type="float">
            <text:p>920</text:p>
          </table:table-cell>
          <table:table-cell table:style-name="ce4" table:formula="of:=800+[.F21]" office:value-type="float" office:value="801" calcext:value-type="float">
            <text:p>801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string" calcext:value-type="string">
            <text:p>Suite</text:p>
          </table:table-cell>
          <table:table-cell table:formula="of:=RANDBETWEEN(1;50)*10" office:value-type="float" office:value="80" calcext:value-type="float">
            <text:p>8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4" office:value-type="float" office:value="921" calcext:value-type="float">
            <text:p>921</text:p>
          </table:table-cell>
          <table:table-cell table:style-name="ce4" table:formula="of:=800+[.F22]" office:value-type="float" office:value="803" calcext:value-type="float">
            <text:p>803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string" calcext:value-type="string">
            <text:p>Apartamento </text:p>
          </table:table-cell>
          <table:table-cell table:formula="of:=RANDBETWEEN(1;50)*10" office:value-type="float" office:value="470" calcext:value-type="float">
            <text:p>470</text:p>
          </table:table-cell>
          <table:table-cell table:style-name="ce12" table:formula="of:=RANDBETWEEN(1;4)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float" office:value="922" calcext:value-type="float">
            <text:p>922</text:p>
          </table:table-cell>
          <table:table-cell table:style-name="ce4" table:formula="of:=800+[.F23]" office:value-type="float" office:value="801" calcext:value-type="float">
            <text:p>801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string" calcext:value-type="string">
            <text:p>Loft</text:p>
          </table:table-cell>
          <table:table-cell table:formula="of:=RANDBETWEEN(1;50)*10" office:value-type="float" office:value="350" calcext:value-type="float">
            <text:p>350</text:p>
          </table:table-cell>
          <table:table-cell table:style-name="ce12" table:formula="of:=RANDBETWEEN(1;4)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RECCIONES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row table:style-name="ro4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alle</text:p>
          </table:table-cell>
          <table:table-cell table:style-name="Default" office:value-type="string" calcext:value-type="string">
            <text:p>ciudad</text:p>
          </table:table-cell>
          <table:table-cell table:style-name="Default" office:value-type="string" calcext:value-type="string">
            <text:p>numero</text:p>
          </table:table-cell>
          <table:table-cell table:style-name="Default" office:value-type="string" calcext:value-type="string">
            <text:p>pais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<text:s/>Geary Street</text:p>
          </table:table-cell>
          <table:table-cell office:value-type="string" calcext:value-type="string">
            <text:p>San Francisco</text:p>
          </table:table-cell>
          <table:table-cell table:style-name="ce7"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Estero Boulevard</text:p>
          </table:table-cell>
          <table:table-cell office:value-type="string" calcext:value-type="string">
            <text:p>Miami</text:p>
          </table:table-cell>
          <table:table-cell table:style-name="ce7" office:value-type="float" office:value="2310" calcext:value-type="float">
            <text:p>2310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office:value-type="string" calcext:value-type="string">
            <text:p>World Center Drive, Lago Buena Vista</text:p>
          </table:table-cell>
          <table:table-cell office:value-type="string" calcext:value-type="string">
            <text:p>Orlando</text:p>
          </table:table-cell>
          <table:table-cell office:value-type="float" office:value="2310" calcext:value-type="float">
            <text:p>2310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804" calcext:value-type="float">
            <text:p>804</text:p>
          </table:table-cell>
          <table:table-cell office:value-type="string" calcext:value-type="string">
            <text:p>West 47th Street</text:p>
          </table:table-cell>
          <table:table-cell office:value-type="string" calcext:value-type="string">
            <text:p>New York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string" calcext:value-type="string">
            <text:p>East 42nd Street</text:p>
          </table:table-cell>
          <table:table-cell office:value-type="string" calcext:value-type="string">
            <text:p>New York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string" calcext:value-type="string">
            <text:p>Route de Sierre 20</text:p>
          </table:table-cell>
          <table:table-cell office:value-type="string" calcext:value-type="string">
            <text:p>Berna</text:p>
          </table:table-cell>
          <table:table-cell office:value-type="float" office:value="3961" calcext:value-type="float">
            <text:p>3961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string" calcext:value-type="string">
            <text:p>6 La Chaîne, 2515 Prêles</text:p>
          </table:table-cell>
          <table:table-cell office:value-type="string" calcext:value-type="string">
            <text:p>Interlaken</text:p>
          </table:table-cell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float" office:value="808" calcext:value-type="float">
            <text:p>808</text:p>
          </table:table-cell>
          <table:table-cell office:value-type="string" calcext:value-type="string">
            <text:p>Leonhardstrasse 6, 1.</text:p>
          </table:table-cell>
          <table:table-cell office:value-type="string" calcext:value-type="string">
            <text:p>Zurich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office:value-type="string" calcext:value-type="string">
            <text:p>Harderstr. 15, 3800</text:p>
          </table:table-cell>
          <table:table-cell office:value-type="string" calcext:value-type="string">
            <text:p>Interlaken</text:p>
          </table:table-cell>
          <table:table-cell office:value-type="float" office:value="1400" calcext:value-type="float">
            <text:p>1400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float" office:value="810" calcext:value-type="float">
            <text:p>810</text:p>
          </table:table-cell>
          <table:table-cell office:value-type="string" calcext:value-type="string">
            <text:p>Zentralstrasse 4</text:p>
          </table:table-cell>
          <table:table-cell office:value-type="string" calcext:value-type="string">
            <text:p>Lucerna</text:p>
          </table:table-cell>
          <table:table-cell office:value-type="float" office:value="6003" calcext:value-type="float">
            <text:p>6003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float" office:value="811" calcext:value-type="float">
            <text:p>811</text:p>
          </table:table-cell>
          <table:table-cell office:value-type="string" calcext:value-type="string">
            <text:p>501 chemin du puits du grandaou</text:p>
          </table:table-cell>
          <table:table-cell office:value-type="string" calcext:value-type="string">
            <text:p>Niza</text:p>
          </table:table-cell>
          <table:table-cell office:value-type="float" office:value="84660" calcext:value-type="float">
            <text:p>84660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812" calcext:value-type="float">
            <text:p>812</text:p>
          </table:table-cell>
          <table:table-cell office:value-type="string" calcext:value-type="string">
            <text:p>78 Avenue des Champs-Élysées, Campos Elíseos</text:p>
          </table:table-cell>
          <table:table-cell office:value-type="string" calcext:value-type="string">
            <text:p>Paris</text:p>
          </table:table-cell>
          <table:table-cell office:value-type="float" office:value="75008" calcext:value-type="float">
            <text:p>75008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813" calcext:value-type="float">
            <text:p>813</text:p>
          </table:table-cell>
          <table:table-cell office:value-type="string" calcext:value-type="string">
            <text:p>12 rue Marc Antoine Petit</text:p>
          </table:table-cell>
          <table:table-cell office:value-type="string" calcext:value-type="string">
            <text:p>Lyon</text:p>
          </table:table-cell>
          <table:table-cell office:value-type="float" office:value="69002" calcext:value-type="float">
            <text:p>69002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string" calcext:value-type="string">
            <text:p>13 Rue Lafon, Castellane et Préfecture</text:p>
          </table:table-cell>
          <table:table-cell office:value-type="string" calcext:value-type="string">
            <text:p>Marsella</text:p>
          </table:table-cell>
          <table:table-cell office:value-type="float" office:value="13006" calcext:value-type="float">
            <text:p>13006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string" calcext:value-type="string">
            <text:p>1, rue des Pertuisanes</text:p>
          </table:table-cell>
          <table:table-cell office:value-type="string" calcext:value-type="string">
            <text:p>Montpellier</text:p>
          </table:table-cell>
          <table:table-cell office:value-type="float" office:value="34000" calcext:value-type="float">
            <text:p>34000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SERVICIOS" table:style-name="ta4">
        <office:forms form:automatic-focus="false" form:apply-design-mode="false"/>
        <table:table-column table:style-name="co14" table:default-cell-style-name="Default"/>
        <table:table-column table:style-name="co20" table:default-cell-style-name="ce13"/>
        <table:table-column table:style-name="co21" table:default-cell-style-name="ce13"/>
        <table:table-column table:style-name="co20" table:default-cell-style-name="ce13"/>
        <table:table-column table:style-name="co7" table:default-cell-style-name="ce13"/>
        <table:table-column table:style-name="co22" table:default-cell-style-name="ce13"/>
        <table:table-column table:style-name="co20" table:default-cell-style-name="ce13"/>
        <table:table-column table:style-name="co19" table:number-columns-repeated="4" table:default-cell-style-name="Default"/>
        <table:table-column table:style-name="co20" table:default-cell-style-name="Default"/>
        <table:table-row table:style-name="ro4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ire</text:p>
          </table:table-cell>
          <table:table-cell table:style-name="Default" office:value-type="string" calcext:value-type="string">
            <text:p>desayuno</text:p>
          </table:table-cell>
          <table:table-cell table:style-name="Default" office:value-type="string" calcext:value-type="string">
            <text:p>jacuzzi</text:p>
          </table:table-cell>
          <table:table-cell table:style-name="Default" office:value-type="string" calcext:value-type="string">
            <text:p>parking</text:p>
          </table:table-cell>
          <table:table-cell table:style-name="Default" office:value-type="string" calcext:value-type="string">
            <text:p>tv_cable</text:p>
          </table:table-cell>
          <table:table-cell table:style-name="Default" office:value-type="string" calcext:value-type="string">
            <text:p>wifi</text:p>
          </table:table-cell>
          <table:table-cell table:number-columns-repeated="5"/>
        </table:table-row>
        <table:table-row table:style-name="ro4">
          <table:table-cell office:value-type="float" office:value="901" calcext:value-type="float">
            <text:p>901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02" calcext:value-type="float">
            <text:p>902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03" calcext:value-type="float">
            <text:p>903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04" calcext:value-type="float">
            <text:p>904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4"/>
          <table:table-cell table:style-name="ce13" office:value-type="boolean" office:boolean-value="true" calcext:value-type="boolean">
            <text:p>TRUE</text:p>
          </table:table-cell>
        </table:table-row>
        <table:table-row table:style-name="ro4">
          <table:table-cell office:value-type="float" office:value="905" calcext:value-type="float">
            <text:p>905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4"/>
          <table:table-cell table:style-name="ce13" office:value-type="boolean" office:boolean-value="false" calcext:value-type="boolean">
            <text:p>FALSE</text:p>
          </table:table-cell>
        </table:table-row>
        <table:table-row table:style-name="ro4">
          <table:table-cell office:value-type="float" office:value="906" calcext:value-type="float">
            <text:p>906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07" calcext:value-type="float">
            <text:p>907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08" calcext:value-type="float">
            <text:p>908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09" calcext:value-type="float">
            <text:p>909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10" calcext:value-type="float">
            <text:p>910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11" calcext:value-type="float">
            <text:p>911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12" calcext:value-type="float">
            <text:p>912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13" calcext:value-type="float">
            <text:p>913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14" calcext:value-type="float">
            <text:p>914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15" calcext:value-type="float">
            <text:p>915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16" calcext:value-type="float">
            <text:p>916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17" calcext:value-type="float">
            <text:p>917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18" calcext:value-type="float">
            <text:p>918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19" calcext:value-type="float">
            <text:p>919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20" calcext:value-type="float">
            <text:p>920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4">
          <table:table-cell office:value-type="float" office:value="921" calcext:value-type="float">
            <text:p>921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float" office:value="922" calcext:value-type="float">
            <text:p>922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true" calcext:value-type="boolean">
            <text:p>TRU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formula="of:=INDIRECT( ADDRESS( RANDBETWEEN(5;6);12) )" office:value-type="boolean" office:boolean-value="false" calcext:value-type="boolean">
            <text:p>FALSE</text:p>
          </table:table-cell>
          <table:table-cell table:number-columns-repeated="5"/>
        </table:table-row>
      </table:table>
      <table:table table:name="Sheet6" table:style-name="ta4">
        <office:forms form:automatic-focus="false" form:apply-design-mode="false"/>
        <table:table-column table:style-name="co1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les" style:display-name="PageStyle_Ro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bitaciones" style:display-name="PageStyle_Habit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ojamientos" style:display-name="PageStyle_Alojamie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00:33:12.023474133</dc:date>
    <meta:editing-duration>PT29M7S</meta:editing-duration>
    <meta:editing-cycles>7</meta:editing-cycles>
    <meta:generator>LibreOffice/6.1.5.2$Linux_X86_64 LibreOffice_project/10$Build-2</meta:generator>
    <meta:document-statistic meta:table-count="6" meta:cell-count="531" meta:object-count="0"/>
  </office:meta>
</office:document-meta>
</file>